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0000001E009FBC864.png"/>
  <manifest:file-entry manifest:media-type="image/png" manifest:full-path="Pictures/1000020100000280000001E0C9ECC91D.png"/>
  <manifest:file-entry manifest:media-type="image/png" manifest:full-path="Pictures/1000020100000280000001E0691AADFC.png"/>
  <manifest:file-entry manifest:media-type="image/png" manifest:full-path="Pictures/1000020100000280000001E052049B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text-properties style:use-window-font-color="true"/>
    </style:style>
    <style:style style:name="P4" style:family="paragraph">
      <style:text-properties style:use-window-font-color="true"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style:style style:name="T2" style:family="text">
      <style:text-properties style:use-window-font-color="true"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798cm" svg:height="2.9cm" svg:x="0.002cm" svg:y="0cm">
          <draw:image xlink:href="Pictures/1000020100000280000001E0C9ECC91D.png" xlink:type="simple" xlink:show="embed" xlink:actuate="onLoad">
            <text:p/>
          </draw:image>
        </draw:frame>
        <draw:frame draw:style-name="gr1" draw:text-style-name="P1" draw:layer="layout" svg:width="3.8cm" svg:height="2.9cm" svg:x="3.9cm" svg:y="0cm">
          <draw:image xlink:href="Pictures/1000020100000280000001E0691AADFC.png" xlink:type="simple" xlink:show="embed" xlink:actuate="onLoad">
            <text:p/>
          </draw:image>
        </draw:frame>
        <draw:frame draw:style-name="gr1" draw:text-style-name="P1" draw:layer="layout" svg:width="3.8cm" svg:height="2.9cm" svg:x="7.8cm" svg:y="0cm">
          <draw:image xlink:href="Pictures/1000020100000280000001E009FBC864.png" xlink:type="simple" xlink:show="embed" xlink:actuate="onLoad">
            <text:p/>
          </draw:image>
        </draw:frame>
        <draw:frame draw:style-name="gr1" draw:text-style-name="P1" draw:layer="layout" svg:width="3.8cm" svg:height="2.9cm" svg:x="11.7cm" svg:y="0cm">
          <draw:image xlink:href="Pictures/1000020100000280000001E052049B9C.png" xlink:type="simple" xlink:show="embed" xlink:actuate="onLoad">
            <text:p/>
          </draw:image>
        </draw:frame>
        <draw:frame draw:style-name="gr2" draw:text-style-name="P2" draw:layer="layout" svg:width="3.2cm" svg:height="0.85cm" svg:x="-0.1cm" svg:y="2.35cm">
          <draw:text-box>
            <text:p><text:span text:style-name="T1">kamera lewa</text:span></text:p>
          </draw:text-box>
        </draw:frame>
        <draw:frame draw:style-name="gr2" draw:text-style-name="P4" draw:layer="layout" svg:width="3.6cm" svg:height="0.85cm" svg:x="3.8cm" svg:y="2.35cm">
          <draw:text-box>
            <text:p text:style-name="P3"><text:span text:style-name="T2">kamera prawa</text:span></text:p>
          </draw:text-box>
        </draw:frame>
        <draw:frame draw:style-name="gr2" draw:text-style-name="P2" draw:layer="layout" svg:width="3.1cm" svg:height="0.85cm" svg:x="7.8cm" svg:y="2.35cm">
          <draw:text-box>
            <text:p><text:span text:style-name="T1">głębia</text:span></text:p>
          </draw:text-box>
        </draw:frame>
        <draw:frame draw:style-name="gr2" draw:text-style-name="P2" draw:layer="layout" svg:width="3.8cm" svg:height="0.85cm" svg:x="11.6cm" svg:y="2.35cm">
          <draw:text-box>
            <text:p><text:span text:style-name="T1">kamera lewa+głęb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6-23T22:38:39</dc:date>
    <dc:creator>Maciej Stefańczyk</dc:creator>
    <meta:editing-duration>PT00H04M36S</meta:editing-duration>
    <meta:editing-cycles>3</meta:editing-cycles>
    <meta:generator>OpenOffice.org/3.2$Unix OpenOffice.org_project/320m12$Build-9483</meta:generator>
    <meta:document-statistic meta:object-count="8"/>
  </office:meta>
</office:document-meta>
</file>